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16c554" style:font-size-asian="10.5pt" style:font-size-complex="10.5pt"/>
    </style:style>
    <style:style style:name="P3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19add5" style:font-size-asian="10.5pt" style:font-size-complex="10.5pt"/>
    </style:style>
    <style:style style:name="P4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1b8f6b" style:font-size-asian="10.5pt" style:font-size-complex="10.5pt"/>
    </style:style>
    <style:style style:name="P5" style:family="paragraph" style:parent-style-name="Text_20_body">
      <style:paragraph-properties fo:margin-top="0.101cm" fo:margin-bottom="0.199cm" loext:contextual-spacing="false" fo:line-height="100%"/>
      <style:text-properties fo:font-size="10.5pt" officeooo:rsid="0011e049" style:font-size-asian="10.5pt" style:font-size-complex="10.5pt"/>
    </style:style>
    <style:style style:name="P6" style:family="paragraph" style:parent-style-name="Text_20_body">
      <style:paragraph-properties fo:margin-top="0.101cm" fo:margin-bottom="0.199cm" loext:contextual-spacing="false" fo:line-height="100%"/>
      <style:text-properties fo:font-size="10.5pt" officeooo:rsid="00181bcc" officeooo:paragraph-rsid="00181bcc" style:font-size-asian="10.5pt" style:font-size-complex="10.5pt"/>
    </style:style>
    <style:style style:name="P7" style:family="paragraph" style:parent-style-name="Text_20_body">
      <style:paragraph-properties fo:margin-top="0.101cm" fo:margin-bottom="0.199cm" loext:contextual-spacing="false" fo:line-height="100%"/>
      <style:text-properties fo:font-size="10.5pt" officeooo:rsid="0019add5" officeooo:paragraph-rsid="0019add5" style:font-size-asian="10.5pt" style:font-size-complex="10.5pt"/>
    </style:style>
    <style:style style:name="P8" style:family="paragraph" style:parent-style-name="Text_20_body">
      <style:paragraph-properties fo:margin-top="0.101cm" fo:margin-bottom="0.199cm" loext:contextual-spacing="false" fo:line-height="100%"/>
      <style:text-properties fo:font-size="10.5pt" officeooo:rsid="001b8f6b" officeooo:paragraph-rsid="001b8f6b" style:font-size-asian="10.5pt" style:font-size-complex="10.5pt"/>
    </style:style>
    <style:style style:name="P9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1469e9" officeooo:paragraph-rsid="001469e9" style:font-size-asian="10.5pt" style:font-weight-asian="normal" style:font-size-complex="10.5pt"/>
    </style:style>
    <style:style style:name="P10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paragraph-rsid="0019add5" style:font-size-asian="10.5pt" style:font-size-complex="10.5pt"/>
    </style:style>
    <style:style style:name="P12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9add5" officeooo:paragraph-rsid="0019add5" style:font-size-asian="10.5pt" style:font-size-complex="10.5pt"/>
    </style:style>
    <style:style style:name="P13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81bcc" officeooo:paragraph-rsid="00181bcc" style:font-size-asian="10.5pt" style:font-size-complex="10.5pt"/>
    </style:style>
    <style:style style:name="P14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827fe" officeooo:paragraph-rsid="001827fe" style:font-size-asian="10.5pt" style:font-size-complex="10.5pt"/>
    </style:style>
    <style:style style:name="P15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827fe" officeooo:paragraph-rsid="0019add5" style:font-size-asian="10.5pt" style:font-size-complex="10.5pt"/>
    </style:style>
    <style:style style:name="P16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b8f6b" officeooo:paragraph-rsid="001b8f6b" style:font-size-asian="10.5pt" style:font-size-complex="10.5pt"/>
    </style:style>
    <style:style style:name="P17" style:family="paragraph" style:parent-style-name="Text_20_body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18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19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0" style:family="paragraph" style:parent-style-name="Text_20_body" style:list-style-name="L3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1" style:family="paragraph" style:parent-style-name="Text_20_body" style:list-style-name="L4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2" style:family="paragraph" style:parent-style-name="Text_20_body" style:list-style-name="L5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3" style:family="paragraph" style:parent-style-name="Text_20_body" style:list-style-name="L6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4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officeooo:rsid="0016f501" officeooo:paragraph-rsid="0016f501" style:font-size-asian="10.5pt" style:font-size-complex="10.5pt"/>
    </style:style>
    <style:style style:name="P25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officeooo:rsid="001827fe" officeooo:paragraph-rsid="001827fe" style:font-size-asian="10.5pt" style:font-size-complex="10.5pt"/>
    </style:style>
    <style:style style:name="P26" style:family="paragraph" style:parent-style-name="Text_20_body" style:list-style-name="L2">
      <style:paragraph-properties fo:margin-top="0.101cm" fo:margin-bottom="0.199cm" loext:contextual-spacing="false" fo:line-height="100%" fo:text-align="start" style:justify-single-word="false"/>
      <style:text-properties fo:color="#004586" fo:font-size="10.5pt" officeooo:rsid="001827fe" officeooo:paragraph-rsid="001827fe" style:font-size-asian="10.5pt" style:font-size-complex="10.5pt"/>
    </style:style>
    <style:style style:name="P27" style:family="paragraph" style:parent-style-name="Text_20_body" style:list-style-name="L2">
      <style:paragraph-properties fo:margin-top="0.101cm" fo:margin-bottom="0.199cm" loext:contextual-spacing="false" fo:line-height="100%"/>
      <style:text-properties fo:color="#004586" fo:font-size="10.5pt" officeooo:rsid="001827fe" officeooo:paragraph-rsid="001827fe" style:font-size-asian="10.5pt" style:font-size-complex="10.5pt"/>
    </style:style>
    <style:style style:name="P28" style:family="paragraph" style:parent-style-name="Text_20_body" style:list-style-name="L2">
      <style:paragraph-properties fo:margin-top="0.101cm" fo:margin-bottom="0.199cm" loext:contextual-spacing="false" fo:line-height="100%"/>
      <style:text-properties fo:color="#004586" fo:font-size="10.5pt" officeooo:rsid="00197a76" officeooo:paragraph-rsid="00197a76" style:font-size-asian="10.5pt" style:font-size-complex="10.5pt"/>
    </style:style>
    <style:style style:name="P29" style:family="paragraph" style:parent-style-name="Text_20_body" style:list-style-name="L3">
      <style:paragraph-properties fo:margin-top="0.101cm" fo:margin-bottom="0.199cm" loext:contextual-spacing="false" fo:line-height="100%"/>
      <style:text-properties fo:color="#004586" fo:font-size="10.5pt" officeooo:rsid="00197a76" officeooo:paragraph-rsid="00197a76" style:font-size-asian="10.5pt" style:font-size-complex="10.5pt"/>
    </style:style>
    <style:style style:name="P30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97a76" officeooo:paragraph-rsid="001d32db" style:font-size-asian="10.5pt" style:font-size-complex="10.5pt"/>
    </style:style>
    <style:style style:name="P31" style:family="paragraph" style:parent-style-name="Text_20_body" style:list-style-name="L2">
      <style:paragraph-properties fo:margin-top="0.101cm" fo:margin-bottom="0.199cm" loext:contextual-spacing="false" fo:line-height="100%">
        <style:tab-stops>
          <style:tab-stop style:position="13.653cm"/>
        </style:tab-stops>
      </style:paragraph-properties>
      <style:text-properties fo:color="#004586" fo:font-size="10.5pt" officeooo:rsid="00197a76" officeooo:paragraph-rsid="001d32db" style:font-size-asian="10.5pt" style:font-size-complex="10.5pt"/>
    </style:style>
    <style:style style:name="P32" style:family="paragraph" style:parent-style-name="Text_20_body" style:list-style-name="L2">
      <style:paragraph-properties fo:margin-top="0.101cm" fo:margin-bottom="0.199cm" loext:contextual-spacing="false" fo:line-height="100%"/>
      <style:text-properties fo:color="#004586" fo:font-size="10.5pt" officeooo:rsid="0020ea32" officeooo:paragraph-rsid="0020ea32" style:font-size-asian="10.5pt" style:font-size-complex="10.5pt"/>
    </style:style>
    <style:style style:name="P33" style:family="paragraph" style:parent-style-name="Text_20_body">
      <style:paragraph-properties fo:margin-top="0.101cm" fo:margin-bottom="0.199cm" loext:contextual-spacing="false" fo:line-height="100%"/>
      <style:text-properties fo:color="#0066cc" fo:font-size="10.5pt" officeooo:rsid="001f0e4e" officeooo:paragraph-rsid="001f0e4e" style:font-size-asian="10.5pt" style:font-size-complex="10.5pt"/>
    </style:style>
    <style:style style:name="P34" style:family="paragraph" style:parent-style-name="Preformatted_20_Text" style:list-style-name="L1">
      <style:paragraph-properties fo:margin-top="0.101cm" fo:margin-bottom="0.199cm" loext:contextual-spacing="false" fo:line-height="100%"/>
      <style:text-properties fo:color="#004586" style:font-name="Liberation Serif" fo:font-size="10.5pt" style:font-size-asian="10.5pt" style:font-size-complex="10.5pt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1469e9" style:font-weight-asian="normal"/>
    </style:style>
    <style:style style:name="T3" style:family="text">
      <style:text-properties officeooo:rsid="0011e049"/>
    </style:style>
    <style:style style:name="T4" style:family="text">
      <style:text-properties officeooo:rsid="00181bc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7a76" style:font-weight-asian="bold" style:font-weight-complex="bold"/>
    </style:style>
    <style:style style:name="T7" style:family="text">
      <style:text-properties officeooo:rsid="00197a76"/>
    </style:style>
    <style:style style:name="T8" style:family="text">
      <style:text-properties officeooo:rsid="0019add5"/>
    </style:style>
    <style:style style:name="T9" style:family="text">
      <style:text-properties fo:color="#004586"/>
    </style:style>
    <style:style style:name="T10" style:family="text">
      <style:text-properties fo:color="#004586" officeooo:rsid="0016c554"/>
    </style:style>
    <style:style style:name="T11" style:family="text">
      <style:text-properties fo:color="#004586" officeooo:rsid="00181bcc"/>
    </style:style>
    <style:style style:name="T12" style:family="text">
      <style:text-properties fo:color="#004586" officeooo:rsid="0019add5"/>
    </style:style>
    <style:style style:name="T13" style:family="text">
      <style:text-properties fo:color="#004586" fo:font-weight="bold" style:font-weight-asian="bold" style:font-weight-complex="bold"/>
    </style:style>
    <style:style style:name="T14" style:family="text">
      <style:text-properties fo:color="#004586" fo:font-weight="bold" officeooo:rsid="001827fe" style:font-weight-asian="bold" style:font-weight-complex="bold"/>
    </style:style>
    <style:style style:name="T15" style:family="text">
      <style:text-properties fo:color="#004586" officeooo:rsid="00197a76"/>
    </style:style>
    <style:style style:name="T16" style:family="text">
      <style:text-properties fo:color="#004586" officeooo:rsid="001b8f6b"/>
    </style:style>
    <style:style style:name="T17" style:family="text">
      <style:text-properties fo:color="#004586" officeooo:rsid="001827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truttura Codice</text:p>
      <text:list xml:id="list3729429546079056196" text:style-name="L1">
        <text:list-item>
          <text:p text:style-name="P18">package:</text:p>
          <text:list>
            <text:list-header>
              <text:p text:style-name="P34">package Map;</text:p>
            </text:list-header>
          </text:list>
        </text:list-item>
        <text:list-item>
          <text:p text:style-name="P18">imports:</text:p>
        </text:list-item>
      </text:list>
      <text:p text:style-name="P2"><text:s text:c="4"/><text:tab/> <text:s text:c="5"/><text:span text:style-name="T9"><text:s text:c="2"/></text:span><text:span text:style-name="T10">import java.io.*;</text:span></text:p>
      <text:list xml:id="list150706222904625" text:continue-numbering="true" text:style-name="L1">
        <text:list-item>
          <text:p text:style-name="P18">classpath</text:p>
          <text:p text:style-name="P24"><text:span text:style-name="T4"><text:s text:c="7"/></text:span><text:span text:style-name="T11">progetti/</text:span><text:span text:style-name="T9">com/company/src/MiaClasse.java</text:span></text:p>
        </text:list-item>
      </text:list>
      <text:p text:style-name="P10">Ereditarietà</text:p>
      <text:p text:style-name="P10"><text:s/></text:p>
      <text:p text:style-name="P10"><text:span text:style-name="T3">Classi, oggeti, i</text:span>nterfacce e classi astratte</text:p>
      <text:p text:style-name="P3"><text:s text:c="8"/><text:span text:style-name="T9"><text:s text:c="2"/></text:span><text:span text:style-name="T12">public class MyBici { public MyBici( int a,int b){….}} <text:s text:c="3"/>//classe </text:span></text:p>
      <text:p text:style-name="P11"><text:tab/><text:span text:style-name="T8">MyBici bici = new MyBici(4,5);<text:tab/><text:tab/><text:tab/>//oggetto bici </text:span></text:p>
      <text:p text:style-name="P12"><text:s text:c="13"/>bici.stampa();</text:p>
      <text:p text:style-name="P7"/>
      <text:p text:style-name="P10">Visibilità</text:p>
      <text:p text:style-name="P6"><text:tab/><text:span text:style-name="T13">public</text:span><text:span text:style-name="T9"> class VicinoDiCasa {...</text:span><text:span text:style-name="T15">}</text:span></text:p>
      <text:p text:style-name="P6"><text:s text:c="3"/><text:tab/><text:span text:style-name="T13">private</text:span><text:span text:style-name="T9"> String nome;</text:span></text:p>
      <text:p text:style-name="P13"><text:tab/><text:span text:style-name="T6">protected</text:span><text:span text:style-name="T7"> String numro;</text:span></text:p>
      <text:p text:style-name="P6"><text:tab/></text:p>
      <text:p text:style-name="P10">Linguaggi<text:span text:style-name="T3">o</text:span></text:p>
      <text:list xml:id="list4390658276313135815" text:style-name="L2">
        <text:list-item>
          <text:p text:style-name="P19">La Sintassi</text:p>
          <text:p text:style-name="P19"><text:s/></text:p>
        </text:list-item>
        <text:list-item>
          <text:p text:style-name="P19">Controlli di Flusso</text:p>
          <text:p text:style-name="P26"><text:span text:style-name="T5">if</text:span>(marcia1&gt;numMarce) marcia = numMarce;</text:p>
          <text:p text:style-name="P27">else if marcia = marcia1;</text:p>
          <text:p text:style-name="P27"/>
          <text:p text:style-name="P27"><text:span text:style-name="T5">switch</text:span>(selezione){</text:p>
          <text:list>
            <text:list-header>
              <text:p text:style-name="P27">case 1 : …. ; break;</text:p>
              <text:p text:style-name="P27">case 2 : …. ; break;</text:p>
              <text:p text:style-name="P27">case x: …. ; break;</text:p>
              <text:p text:style-name="P27">default: …. ; break;</text:p>
            </text:list-header>
          </text:list>
        </text:list-item>
      </text:list>
      <text:p text:style-name="P14"><text:tab/>}</text:p>
      <text:p text:style-name="P14"/>
      <text:list xml:id="list150705403118959" text:continue-numbering="true" text:style-name="L2">
        <text:list-header>
          <text:p text:style-name="P27"><text:span text:style-name="T5">while</text:span>(k!=0){…}</text:p>
          <text:p text:style-name="P27"><text:span text:style-name="T5">do</text:span>{…}<text:span text:style-name="T5">while</text:span>(k==1)</text:p>
          <text:p text:style-name="P27"/>
          <text:p text:style-name="P27"><text:span text:style-name="T5">for</text:span>(int k=max;k&lt;=0;k--){…}</text:p>
          <text:p text:style-name="P25"/>
        </text:list-header>
        <text:list-item>
          <text:p text:style-name="P19">Array</text:p>
          <text:p text:style-name="P28"><text:s/>int [] vettore = { 1,5,7,3,1,4,9};</text:p>
          <text:p text:style-name="P32"><text:soft-page-break/><text:s text:c="2"/>ArrayList lista <text:s/>= new ArrayList();</text:p>
          <text:p text:style-name="P32"><text:s text:c="8"/>lista.add("Osvaldo");</text:p>
          <text:p text:style-name="P32"><text:s text:c="8"/>lista.add("Paolino");</text:p>
          <text:p text:style-name="P32"><text:s text:c="8"/>lista.add("Rocchetta");</text:p>
        </text:list-item>
      </text:list>
      <text:p text:style-name="P30"><text:tab/><text:tab/></text:p>
      <text:list xml:id="list150706090189324" text:continue-numbering="true" text:style-name="L2">
        <text:list-item>
          <text:p text:style-name="P19">Enum</text:p>
          <text:p text:style-name="P31"/>
        </text:list-item>
        <text:list-item>
          <text:p text:style-name="P19">Annotations</text:p>
        </text:list-item>
      </text:list>
      <text:p text:style-name="P1">La libreria Math</text:p>
      <text:p text:style-name="P1">La classe Object</text:p>
      <text:p text:style-name="P1">Stringhe</text:p>
      <text:p text:style-name="P33"><text:span text:style-name="T9">String Stringa1 = “Buon”;”</text:span></text:p>
      <text:p text:style-name="P33"><text:span text:style-name="T9">String Stringa2 = “giorno”;</text:span></text:p>
      <text:p text:style-name="P33"><text:span text:style-name="T9"><text:s/>Stringa1 = Stringa1 + Stringa2;</text:span></text:p>
      <text:p text:style-name="P33"><text:span text:style-name="T9">System.out.println(“La stringa dice: ” + Stringa1+”Utente!”);</text:span></text:p>
      <text:p text:style-name="P1">Date</text:p>
      <text:p text:style-name="P4"><text:tab/><text:span text:style-name="T16">Date d1 = new Date();</text:span></text:p>
      <text:p text:style-name="P16"><text:s text:c="8"/><text:tab/>SimpleDateFormat sdf = new SimpleDateFormat("dd MMMM YYYY <text:s/>hh:mm:ss");</text:p>
      <text:p text:style-name="P16"><text:s text:c="8"/><text:tab/>System.out.println("Current:" + sdf.format(d1));</text:p>
      <text:p text:style-name="P16"><text:tab/></text:p>
      <text:p text:style-name="P16"><text:tab/>Calendar c = new GregorianCalendar();</text:p>
      <text:p text:style-name="P16"><text:s text:c="7"/><text:tab/> c.set(c.YEAR, 1972);</text:p>
      <text:p text:style-name="P8"/>
      <text:p text:style-name="P1">Collections</text:p>
      <text:p text:style-name="P1">Iterator</text:p>
      <text:p text:style-name="P1">Foreach</text:p>
      <text:p text:style-name="P3"><text:tab/><text:span text:style-name="T14">for</text:span><text:span text:style-name="T17">(int contenutoArray : array ){ <text:s text:c="3"/></text:span></text:p>
      <text:p text:style-name="P15"><text:tab/><text:tab/>System.out.println(contenutoArray); </text:p>
      <text:p text:style-name="P15"><text:tab/><text:tab/> }</text:p>
      <text:p text:style-name="P1">Generics</text:p>
      <text:p text:style-name="P1">Map</text:p>
      <text:p text:style-name="P1">Le Eccezioni</text:p>
      <text:list xml:id="list3119092720340133217" text:style-name="L3">
        <text:list-item>
          <text:p text:style-name="P20">La gestione degli errori</text:p>
          <text:list>
            <text:list-header>
              <text:p text:style-name="P29"><text:s/>try{System.out.println(paolo[k]);}</text:p>
              <text:p text:style-name="P29"><text:s/>catch(ArrayIndexOutOfBoundsException exception){</text:p>
              <text:list>
                <text:list-header>
                  <text:p text:style-name="P29"><text:s text:c="6"/>System.out.println("errore");</text:p>
                </text:list-header>
              </text:list>
              <text:p text:style-name="P29"><text:tab/> <text:s text:c="6"/>System.out.flush();</text:p>
              <text:p text:style-name="P29"><text:tab/> <text:s text:c="7"/>k=0;</text:p>
              <text:p text:style-name="P29"><text:tab/> <text:s text:c="6"/>break;</text:p>
              <text:p text:style-name="P29"><text:s text:c="8"/>}</text:p>
              <text:p text:style-name="P29"><text:s text:c="8"/>finally{ <text:s/>System.out.println("codice che esegue a prescindere"); }</text:p>
            </text:list-header>
          </text:list>
        </text:list-item>
        <text:list-item>
          <text:p text:style-name="P20"><text:soft-page-break/>Checked e unchecked</text:p>
        </text:list-item>
        <text:list-item>
          <text:p text:style-name="P20">Eccezioni ed ereditarietà</text:p>
        </text:list-item>
      </text:list>
      <text:p text:style-name="P1">JavaDoc</text:p>
      <text:list xml:id="list3237772605096630487" text:style-name="L4">
        <text:list-item>
          <text:p text:style-name="P21">Sintassi</text:p>
        </text:list-item>
        <text:list-item>
          <text:p text:style-name="P21">Esempio</text:p>
        </text:list-item>
      </text:list>
      <text:p text:style-name="P5">IO</text:p>
      <text:list xml:id="list6849997893463231827" text:style-name="L5">
        <text:list-item>
          <text:p text:style-name="P22">Stream</text:p>
        </text:list-item>
        <text:list-item>
          <text:p text:style-name="P22">Serializzazione</text:p>
        </text:list-item>
      </text:list>
      <text:p text:style-name="P9">JUNIT</text:p>
      <text:p text:style-name="P9">MAVEN</text:p>
      <text:p text:style-name="P1">JDBC</text:p>
      <text:list xml:id="list3179648483493175374" text:style-name="L6">
        <text:list-item>
          <text:p text:style-name="P23">Usare JDBC<text:span text:style-name="T1"> </text:span><text:span text:style-name="T2">e </text:span>Connessione al DataBase</text:p>
        </text:list-item>
        <text:list-item>
          <text:p text:style-name="P23">Tipi di query</text:p>
        </text:list-item>
        <text:list-item>
          <text:p text:style-name="P23">ResultSet</text:p>
        </text:list-item>
        <text:list-item>
          <text:p text:style-name="P23">Eccezioni</text:p>
        </text:list-item>
        <text:list-item>
          <text:p text:style-name="P23">Tipi di da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e morlini</meta:initial-creator>
    <meta:creation-date>2018-05-24T10:45:42.509823831</meta:creation-date>
    <dc:date>2018-05-25T15:07:04.251350395</dc:date>
    <meta:editing-duration>PT4H38M53S</meta:editing-duration>
    <meta:editing-cycles>16</meta:editing-cycles>
    <meta:generator>LibreOffice/5.1.6.2$Linux_X86_64 LibreOffice_project/10m0$Build-2</meta:generator>
    <meta:printed-by>gabriele morlini</meta:printed-by>
    <meta:print-date>2018-05-24T11:33:04.078555336</meta:print-date>
    <meta:document-statistic meta:table-count="0" meta:image-count="0" meta:object-count="0" meta:page-count="3" meta:paragraph-count="94" meta:word-count="268" meta:character-count="1930" meta:non-whitespace-character-count="1614"/>
  </office:meta>
</office:document-meta>
</file>